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23000000D6BE1799658EC0B7DB.gif" manifest:media-type="image/gif"/>
  <manifest:file-entry manifest:full-path="Pictures/1000000000000020000000204B249CA79A42C6D7.png" manifest:media-type="image/png"/>
  <manifest:file-entry manifest:full-path="Pictures/10000082000001C20000014351D42679ED43BB59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4.435cm" svg:x="1.4cm" svg:y="0.765cm" presentation:class="title" presentation:user-transformed="true">
          <draw:text-box>
            <text:p>Cálculo Científico: El problema gravitacional de N cuerpos </text:p>
          </draw:text-box>
        </draw:frame>
        <draw:frame presentation:style-name="pr2" draw:text-style-name="P1" draw:layer="layout" svg:width="26cm" svg:height="5.5cm" svg:x="1cm" svg:y="14.5cm" presentation:class="subtitle" presentation:placeholder="true">
          <draw:text-box/>
        </draw:frame>
        <draw:frame draw:style-name="gr1" draw:text-style-name="P2" draw:layer="layout" svg:width="9.704cm" svg:height="6.965cm" svg:x="3.896cm" svg:y="6.2cm">
          <draw:image xlink:href="Pictures/10000082000001C20000014351D42679ED43BB59.gif" xlink:type="simple" xlink:show="embed" xlink:actuate="onLoad">
            <text:p/>
          </draw:image>
        </draw:frame>
        <draw:frame draw:style-name="gr1" draw:text-style-name="P2" draw:layer="layout" svg:width="9.658cm" svg:height="6.955cm" svg:x="15.142cm" svg:y="6.139cm">
          <draw:image xlink:href="Pictures/1000000000000123000000D6BE1799658EC0B7DB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6T10:29:47.398522083</meta:creation-date>
    <meta:editing-duration>PT2M41S</meta:editing-duration>
    <meta:editing-cycles>2</meta:editing-cycles>
    <meta:generator>LibreOffice/6.0.7.3$Linux_X86_64 LibreOffice_project/00m0$Build-3</meta:generator>
    <dc:title>Midnightblue</dc:title>
    <dc:date>2020-12-06T10:58:39.052665569</dc:date>
    <meta:document-statistic meta:object-count="61"/>
  </office:meta>
</office:document-meta>
</file>